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6.999cm" table:align="margins"/>
    </style:style>
    <style:style style:name="Table2.A" style:family="table-column">
      <style:table-column-properties style:column-width="0.58cm" style:rel-column-width="2237*"/>
    </style:style>
    <style:style style:name="Table2.B" style:family="table-column">
      <style:table-column-properties style:column-width="16.418cm" style:rel-column-width="63298*"/>
    </style:style>
    <style:style style:name="Table2.A1" style:family="table-cell" style:data-style-name="N0">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0.538cm" style:rel-column-width="2074*"/>
    </style:style>
    <style:style style:name="Table1.B" style:family="table-column">
      <style:table-column-properties style:column-width="16.461cm" style:rel-column-width="63461*"/>
    </style:style>
    <style:style style:name="Table1.A1" style:family="table-cell" style:data-style-name="N0">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0.646cm" style:rel-column-width="2488*"/>
    </style:style>
    <style:style style:name="Table3.B" style:family="table-column">
      <style:table-column-properties style:column-width="16.353cm" style:rel-column-width="63047*"/>
    </style:style>
    <style:style style:name="Table3.A1" style:family="table-cell" style:data-style-name="N0">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0.732cm" style:rel-column-width="2822*"/>
    </style:style>
    <style:style style:name="Table4.B" style:family="table-column">
      <style:table-column-properties style:column-width="16.267cm" style:rel-column-width="62713*"/>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6.999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5cm" style:rel-column-width="32768*"/>
    </style:style>
    <style:style style:name="Table10.B" style:family="table-column">
      <style:table-column-properties style:column-width="8.498cm" style:rel-column-width="32767*"/>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left="none" fo:border-right="0.002cm solid #000000" fo:border-top="0.002cm solid #000000" fo:border-bottom="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none"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5cm" style:rel-column-width="32768*"/>
    </style:style>
    <style:style style:name="Table6.B" style:family="table-column">
      <style:table-column-properties style:column-width="8.498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left="none" fo:border-right="0.002cm solid #000000" fo:border-top="0.002cm solid #000000" fo:border-bottom="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none"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5cm" style:rel-column-width="32768*"/>
    </style:style>
    <style:style style:name="Table7.B" style:family="table-column">
      <style:table-column-properties style:column-width="8.498cm" style:rel-column-width="32767*"/>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left="none" fo:border-right="0.002cm solid #000000" fo:border-top="0.002cm solid #000000" fo:border-bottom="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none"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5cm" style:rel-column-width="32768*"/>
    </style:style>
    <style:style style:name="Table8.B" style:family="table-column">
      <style:table-column-properties style:column-width="8.498cm" style:rel-column-width="32767*"/>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left="none" fo:border-right="0.002cm solid #000000" fo:border-top="0.002cm solid #000000" fo:border-bottom="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normal" style:font-style-asian="italic" style:font-weight-asian="normal" style:font-style-complex="italic" style:font-weight-complex="normal"/>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style="normal" fo:font-weight="normal"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weight="normal" style:font-weight-asian="normal" style:font-weight-complex="normal"/>
    </style:style>
    <style:style style:name="P9" style:family="paragraph" style:parent-style-name="Standard">
      <style:paragraph-properties fo:margin-left="0cm" fo:margin-right="0cm"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able_20_Contents">
      <style:text-properties style:font-name="Bitstream Vera Sans Mono" fo:font-size="9pt" style:font-name-asian="Bitstream Vera Sans Mono" style:font-size-asian="9pt" style:font-name-complex="Bitstream Vera Sans Mono" style:font-size-complex="9pt"/>
    </style:style>
    <style:style style:name="P14" style:family="paragraph" style:parent-style-name="Table_20_Contents">
      <style:text-properties style:font-name="Bitstream Charter"/>
    </style:style>
    <style:style style:name="P15" style:family="paragraph" style:parent-style-name="Table_20_Contents">
      <style:text-properties style:font-name="Bitstream Charter" style:font-name-asian="DejaVu Sans" style:font-name-complex="DejaVu Sans" style:font-size-complex="14pt"/>
    </style:style>
    <style:style style:name="P16" style:family="paragraph" style:parent-style-name="Preformatted_20_Text">
      <style:text-properties fo:font-size="9pt" style:font-size-asian="9pt" style:font-size-complex="9pt"/>
    </style:style>
    <style:style style:name="P17"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18" style:family="paragraph" style:parent-style-name="Preformatted_20_Text">
      <style:text-properties fo:font-style="normal" fo:font-weight="normal" style:font-style-asian="normal" style:font-weight-asian="normal" style:font-style-complex="normal" style:font-weight-complex="normal"/>
    </style:style>
    <style:style style:name="P19" style:family="paragraph" style:parent-style-name="Preformatted_20_Text">
      <style:paragraph-properties fo:margin-top="0cm" fo:margin-bottom="0.499cm"/>
      <style:text-properties fo:font-style="normal" fo:font-weight="normal" style:font-style-asian="normal" style:font-weight-asian="normal" style:font-style-complex="normal" style:font-weight-complex="normal"/>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
      <style:text-properties fo:font-style="normal" fo:font-weight="bold" style:font-style-asian="normal" style:font-weight-asian="bold" style:font-style-complex="normal" style:font-weight-complex="bold"/>
    </style:style>
    <style:style style:name="P23" style:family="paragraph" style:parent-style-name="Standard" style:list-style-name="L7">
      <style:text-properties fo:font-style="normal" fo:font-weight="bold" style:font-style-asian="normal" style:font-weight-asian="bold" style:font-style-complex="normal" style:font-weight-complex="bold"/>
    </style:style>
    <style:style style:name="P24" style:family="paragraph" style:parent-style-name="Standard" style:list-style-name="L4">
      <style:text-properties fo:font-style="normal" fo:font-weight="normal" style:font-style-asian="normal" style:font-weight-asian="normal" style:font-style-complex="normal" style:font-weight-complex="normal"/>
    </style:style>
    <style:style style:name="P25" style:family="paragraph" style:parent-style-name="Standard" style:list-style-name="L5">
      <style:text-properties fo:font-style="normal" fo:font-weight="normal" style:font-style-asian="normal" style:font-weight-asian="normal" style:font-style-complex="normal" style:font-weight-complex="normal"/>
    </style:style>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4">
      <style:text-properties fo:font-weight="normal" style:font-weight-asian="normal" style:font-weight-complex="normal"/>
    </style:style>
    <style:style style:name="P29" style:family="paragraph" style:parent-style-name="Standard" style:list-style-name="L6">
      <style:text-properties fo:font-weight="normal" style:font-weight-asian="normal" style:font-weight-complex="normal"/>
    </style:style>
    <style:style style:name="P30" style:family="paragraph" style:parent-style-name="Standard" style:list-style-name="L7">
      <style:text-properties fo:font-weight="normal" style:font-weight-asian="normal" style:font-weight-complex="normal"/>
    </style:style>
    <style:style style:name="P31" style:family="paragraph" style:parent-style-name="Standard" style:list-style-name="L8"/>
    <style:style style:name="P32" style:family="paragraph" style:parent-style-name="Standard" style:list-style-name="L8">
      <style:text-properties fo:font-weight="bold" style:font-weight-asian="bold" style:font-weight-complex="bold"/>
    </style:style>
    <style:style style:name="P33" style:family="paragraph" style:parent-style-name="Heading_20_1">
      <style:paragraph-properties fo:text-align="center" style:justify-single-word="false"/>
    </style:style>
    <style:style style:name="P34" style:family="paragraph" style:parent-style-name="Heading_20_1">
      <style:text-properties fo:font-style="normal" fo:font-weight="bold" style:font-style-asian="normal" style:font-weight-asian="bold" style:font-style-complex="normal" style:font-weight-complex="bold"/>
    </style:style>
    <style:style style:name="P35" style:family="paragraph" style:parent-style-name="Heading_20_1">
      <style:paragraph-properties fo:text-align="center" style:justify-single-word="false"/>
      <style:text-properties fo:font-style="normal" fo:font-weight="bold" style:font-style-asian="normal" style:font-weight-asian="bold" style:font-style-complex="normal" style:font-weight-complex="bold"/>
    </style:style>
    <style:style style:name="P36" style:family="paragraph" style:parent-style-name="Heading_20_1">
      <style:paragraph-properties fo:break-before="page"/>
      <style:text-properties fo:font-style="normal" fo:font-weight="bold" style:font-style-asian="normal" style:font-weight-asian="bold" style:font-style-complex="normal" style:font-weight-complex="bold"/>
    </style:style>
    <style:style style:name="P37" style:family="paragraph" style:parent-style-name="Heading_20_2">
      <style:text-properties fo:font-style="normal" style:font-style-asian="normal" style:font-style-complex="normal"/>
    </style:style>
    <style:style style:name="P38" style:family="paragraph" style:parent-style-name="Heading_20_2">
      <style:paragraph-properties fo:text-align="center" style:justify-single-word="false"/>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font-style="normal" style:font-style-asian="normal" style:font-style-complex="normal"/>
    </style:style>
    <style:style style:name="P41" style:family="paragraph" style:parent-style-name="Heading_20_3">
      <style:text-properties fo:font-weight="normal" style:font-weight-asian="normal" style:font-weight-complex="normal"/>
    </style:style>
    <style:style style:name="P42" style:family="paragraph" style:parent-style-name="Heading_20_3">
      <style:text-properties fo:font-style="normal" fo:font-weight="normal" style:font-style-asian="normal" style:font-weight-asian="normal" style:font-style-complex="normal" style:font-weight-complex="normal"/>
    </style:style>
    <style:style style:name="P43" style:family="paragraph" style:parent-style-name="Heading_20_3">
      <style:text-properties fo:font-style="normal" fo:font-weight="bold" style:font-style-asian="normal" style:font-weight-asian="bold" style:font-style-complex="normal" style:font-weight-complex="bold"/>
    </style:style>
    <style:style style:name="P44" style:family="paragraph" style:parent-style-name="Heading_20_3" style:list-style-name="">
      <style:text-properties fo:font-style="normal" fo:font-weight="bold" style:font-style-asian="normal" style:font-weight-asian="bold" style:font-style-complex="normal" style:font-weight-complex="bold"/>
    </style:style>
    <style:style style:name="P45" style:family="paragraph" style:parent-style-name="Heading_20_3" style:list-style-name=""/>
    <style:style style:name="P46" style:family="paragraph" style:parent-style-name="Heading_20_3">
      <style:paragraph-properties fo:break-before="page"/>
      <style:text-properties fo:font-weight="bold" style:font-weight-asian="bold" style:font-weight-complex="bold"/>
    </style:style>
    <style:style style:name="P47" style:family="paragraph" style:parent-style-name="Heading_20_3">
      <style:paragraph-properties fo:break-before="page"/>
      <style:text-properties fo:font-style="normal" fo:font-weight="bold" style:font-style-asian="normal" style:font-weight-asian="bold" style:font-style-complex="normal" style:font-weight-complex="bold"/>
    </style:style>
    <style:style style:name="P48" style:family="paragraph" style:parent-style-name="Preformatted_20_Text" style:list-style-name="">
      <style:text-properties fo:font-size="9pt" fo:font-style="normal" style:font-size-asian="9pt" style:font-style-asian="normal" style:font-size-complex="9pt" style:font-style-complex="normal"/>
    </style:style>
    <style:style style:name="P49" style:family="paragraph" style:parent-style-name="Preformatted_20_Text">
      <style:text-properties fo:font-size="9pt" fo:font-style="normal" fo:font-weight="normal" style:font-size-asian="9pt" style:font-style-asian="normal" style:font-weight-asian="normal" style:font-size-complex="9pt" style:font-style-complex="normal" style:font-weight-complex="normal"/>
    </style:style>
    <style:style style:name="P50" style:family="paragraph" style:parent-style-name="Preformatted_20_Text" style:list-style-name="">
      <style:text-properties fo:font-size="9pt" style:font-size-asian="9pt" style:font-size-complex="9pt"/>
    </style:style>
    <style:style style:name="P51" style:family="paragraph" style:parent-style-name="Preformatted_20_Text" style:list-style-name="">
      <style:text-properties fo:font-style="normal" fo:font-weight="bold" style:font-style-asian="normal" style:font-weight-asian="bold" style:font-style-complex="normal" style:font-weight-complex="bold"/>
    </style:style>
    <style:style style:name="P52" style:family="paragraph" style:parent-style-name="Preformatted_20_Text" style:list-style-name="">
      <style:paragraph-properties fo:margin-top="0cm" fo:margin-bottom="0.499cm"/>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fo:background-color="#ffff00"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Bitstream Charter" fo:font-weight="normal" style:font-weight-asian="normal" style:font-weight-complex="normal"/>
    </style:style>
    <style:style style:name="T11" style:family="text">
      <style:text-properties style:font-name="Bitstream Charter" fo:font-style="normal" fo:font-weight="normal" style:font-style-asian="normal" style:font-weight-asian="normal" style:font-style-complex="normal" style:font-weight-complex="normal"/>
    </style:style>
    <style:style style:name="T12" style:family="text">
      <style:text-properties style:font-name="Bitstream Charter" fo:font-style="normal" style:font-style-asian="normal" style:font-style-complex="normal"/>
    </style:style>
    <style:style style:name="T13" style:family="text">
      <style:text-properties fo:background-color="#ffff00"/>
    </style:style>
    <style:style style:name="T14" style:family="text">
      <style:text-properties style:font-name-asian="DejaVu Sans" style:font-name-complex="DejaVu Sans" style:font-size-complex="14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
      <text:h text:style-name="P33" text:outline-level="1"/>
      <text:h text:style-name="P33" text:outline-level="1"/>
      <text:h text:style-name="P33" text:outline-level="1"/>
      <text:h text:style-name="P33" text:outline-level="1"/>
      <text:h text:style-name="P33" text:outline-level="1"/>
      <text:h text:style-name="P33" text:outline-level="1">Description technique de l'interface EDI DRM</text:h>
      <text:h text:style-name="P33" text:outline-level="1">mise à disposition des vignerons</text:h>
      <text:p text:style-name="Standard"/>
      <text:h text:style-name="P40" text:outline-level="2">Objet du Document</text:h>
      <text:p text:style-name="Standard">L'EDI vignerons est une interface programmable qui permet d'accéder ou de modifier des informations hébergées par la plateforme de dématérialisation <text:span text:style-name="T1">declarvin</text:span><text:span text:style-name="T4">. </text:span></text:p>
      <text:p text:style-name="P4"/>
      <text:p text:style-name="Standard"><text:span text:style-name="T4">La partie DRM de l'EDI met à disposition </text:span>:</text:p>
      <text:list xml:id="list373149698" text:style-name="L1">
        <text:list-item>
          <text:p text:style-name="P20">la <text:span text:style-name="T8">liste des DRM</text:span> connues de la plateforme de dématérialisation, de leur état d'avancement et leurs statuts vis-à-vis des douanes ;</text:p>
        </text:list-item>
        <text:list-item>
          <text:p text:style-name="P20">la <text:span text:style-name="T8">liste des contrats vracs</text:span> connus de la plateforme de dématérialisation ;</text:p>
          <text:p text:style-name="P20"/>
        </text:list-item>
      </text:list>
      <text:p text:style-name="Standard">L'EDI permet aux vignerons de <text:span text:style-name="T8">déclarer une DRM</text:span><text:span text:style-name="T9">. Cette fonctionnalité permet à une application tierce d'insérer des données relatives à une DRM d'un vigneron.</text:span></text:p>
      <text:p text:style-name="P2"/>
      <text:p text:style-name="Standard"><text:span text:style-name="T9">Si la plateforme de dématérialisation </text:span><text:span text:style-name="T2">declarvin</text:span><text:span text:style-name="T5"> identifie que les données fournies contiennent un certain nombre d'erreur, il est de la responsabilité du vigneron de s'assurer que les données fournies sont conformes et cohérentes aux obligations déclaratives des vignerons.</text:span></text:p>
      <text:h text:style-name="P37" text:outline-level="2">Généralités</text:h>
      <text:h text:style-name="P41" text:outline-level="3">Protocole utilisé</text:h>
      <text:p text:style-name="Standard">L'EDI mis à disposition des vignerons est accessible à travers le protocole <text:span text:style-name="T1">HTTPS</text:span><text:span text:style-name="T1"><text:note text:id="ftn1" text:note-class="footnote"><text:note-citation>1</text:note-citation><text:note-body><text:p text:style-name="Footnote">RFC 2818 ; <text:a xlink:type="simple" xlink:href="http://www.ietf.org/rfc/rfc2617.txt">http://www.ietf.org/rfc/</text:a><text:a xlink:type="simple" xlink:href="http://tools.ietf.org/html/rfc2818">rfc2818.txt</text:a></text:p></text:note-body></text:note></text:span>. Pour la lecture d'information, les méthodes <text:span text:style-name="T1">GET</text:span> et <text:span text:style-name="T1">POST</text:span><text:span text:style-name="T1"><text:note text:id="ftn2" text:note-class="footnote"><text:note-citation>2</text:note-citation><text:note-body><text:p text:style-name="Footnote">RFC 1945 – Section 8 ; <text:a xlink:type="simple" xlink:href="http://www.ietf.org/rfc/rfc1945.txt">http://www.ietf.org/rfc/rfc1945.txt</text:a></text:p></text:note-body></text:note></text:span> sont utilisables. Pour l'envoi d'information, seule la méthode <text:span text:style-name="T1">POST x-www-form-urlencoded</text:span><text:span text:style-name="T1"><text:note text:id="ftn3" text:note-class="footnote"><text:note-citation>3</text:note-citation><text:note-body><text:p text:style-name="Footnote">RFC 1867 ; <text:a xlink:type="simple" xlink:href="http://www.ietf.org/rfc/rfc1867.txt">http://www.ietf.org/rfc/rfc1867.txt</text:a></text:p></text:note-body></text:note></text:span><text:span text:style-name="T1"> </text:span><text:span text:style-name="T4">est utilisable.</text:span></text:p>
      <text:h text:style-name="P41" text:outline-level="3">Authentification des utilisateurs</text:h>
      <text:p text:style-name="Standard">Cet interface n'est accessible qu'après authentification. Cette authentification nécessite que l'utilisateur possède un compte sur la plateforme <text:span text:style-name="T1">declarvin</text:span><text:span text:style-name="T4">. Une fois ce compte créé, l'utilisateur pourra s'identifier sur la plateforme EDI en fournissant son login et mot de passe via le protocole d'authentification </text:span><text:span text:style-name="T1">HTTP</text:span><text:span text:style-name="T4"> (</text:span><text:span text:style-name="T1">HTTP Authnetication Basic</text:span><text:span text:style-name="T1"><text:note text:id="ftn4" text:note-class="footnote"><text:note-citation>4</text:note-citation><text:note-body><text:p text:style-name="Footnote">RFC 2617 – Section 2 ; <text:a xlink:type="simple" xlink:href="http://www.ietf.org/rfc/rfc2617.txt">http://www.ietf.org/rfc/rfc2617.txt</text:a></text:p></text:note-body></text:note></text:span><text:span text:style-name="T4">).</text:span></text:p>
      <text:h text:style-name="P42" text:outline-level="3">Échange des données</text:h>
      <text:p text:style-name="Text_20_body"><text:span text:style-name="T4">Les données échangées en mode lecture ou écriture se font sous le format </text:span><text:span text:style-name="T1">CSV</text:span><text:span text:style-name="T1"><text:note text:id="ftn5" text:note-class="footnote"><text:note-citation>5</text:note-citation><text:note-body><text:p text:style-name="Footnote">RFC 4180 ; <text:a xlink:type="simple" xlink:href="http://www.ietf.org/rfc/rfc4180.txt">http://www.ietf.org/rfc/rfc4180.txt</text:a></text:p></text:note-body></text:note></text:span><text:span text:style-name="T4">. La plateforme </text:span><text:span text:style-name="T1">declarvin</text:span><text:span text:style-name="T4"> supporte indifféremment les séparateurs virgules (« , ») ou point-virgules (« ; »). Par contre, il est nécessaire qu'un seul type de séparateur soit utilisé <text:s/>au sein d'un même document.</text:span></text:p>
      <text:p text:style-name="Text_20_body"><text:span text:style-name="T4">La plateforme </text:span><text:span text:style-name="T1">declarvin</text:span><text:span text:style-name="T4"> est insensible à la casse et aux caractères accentués. Les chaines de caractères « Côte » ou « cote » seront donc traitées de manière identique.</text:span></text:p>
      <text:p text:style-name="Text_20_body"><text:span text:style-name="T4">Il faut noter toute fois, qu'en cas d'utilisation de caractères accentués, les caractères accentués devront être encodés en </text:span><text:span text:style-name="T1">UTF-8</text:span><text:span text:style-name="T1"><text:note text:id="ftn6" text:note-class="footnote"><text:note-citation>6</text:note-citation><text:note-body><text:p text:style-name="Footnote">RFC 2279 ; <text:a xlink:type="simple" xlink:href="http://www.ietf.org/rfc/rfc2279.txt">http://www.ietf.org/rfc/rfc2279.txt</text:a></text:p></text:note-body></text:note></text:span><text:span text:style-name="T4">.</text:span></text:p>
      <text:p text:style-name="Text_20_body"><text:span text:style-name="T4">Débuter une ligne par le caractère « # » permet de definir des commentaires. Elles ne sont donc pas prises en compte <text:s/>par la plateforme </text:span><text:span text:style-name="T1">déclarvin</text:span><text:span text:style-name="T4"> et ne doivent pas l'être par des applications tierces.</text:span></text:p>
      <text:h text:style-name="P39" text:outline-level="2"/>
      <text:h text:style-name="Heading_20_2" text:outline-level="2"/>
      <text:h text:style-name="Heading_20_2" text:outline-level="2"/>
      <text:h text:style-name="Heading_20_2" text:outline-level="2"/>
      <text:p text:style-name="Text_20_body"/>
      <text:p text:style-name="Text_20_body"/>
      <text:p text:style-name="Text_20_body"/>
      <text:h text:style-name="P38" text:outline-level="2">Description des interfaces de l'EDI-DRM</text:h>
      <text:h text:style-name="P45" text:outline-level="3"/>
      <text:h text:style-name="P46" text:outline-level="3">Liste des DRM</text:h>
      <text:p text:style-name="Standard"><text:span text:style-name="T8">Protocole :</text:span> HTTPS</text:p>
      <text:p text:style-name="Standard"><text:span text:style-name="T8">Authentification :</text:span> HTTP Authentication Basic</text:p>
      <text:p text:style-name="Standard"><text:span text:style-name="T8">Encodage des caractères :</text:span> UTF-8</text:p>
      <text:p text:style-name="Standard"><text:span text:style-name="T8">Format des données à fournir en entrée :</text:span> aucun</text:p>
      <text:p text:style-name="Standard"><text:span text:style-name="T8">Format des données fournies en sortie :</text:span> CSV</text:p>
      <text:p text:style-name="Standard"><text:span text:style-name="T8">Type de requete :</text:span> GET ou POST</text:p>
      <text:p text:style-name="Standard"><text:span text:style-name="T8">URL :</text:span><text:span text:style-name="T9"> </text:span><text:span text:style-name="T10">/edi/drm/list</text:span></text:p>
      <text:p text:style-name="P2"/>
      <text:p text:style-name="P1">Description des données en sortie :</text:p>
      <text:p text:style-name="P1"/>
      <text:p text:style-name="P8">Le fichier CSV de sortie contient une ligne par DRM connue de la plateforme <text:span text:style-name="T1">declarvin</text:span><text:span text:style-name="T4"> pour le déclarant connecté. Chaque ligne contient 7</text:span> champs permettant de rappeler l'identifiant de l'utilisateur connecté, la date des DRM, la présence éventuelle de DRM rectificatives, l'état des DRM et leurs status vis-à-vis des douanes.</text:p>
      <text:p text:style-name="P8"/>
      <text:p text:style-name="P9">Description des champs fournis en sortie de <text:span text:style-name="T1">declarvin </text:span>:</text:p>
      <text:p text:style-name="P9"/>
      <text:list xml:id="list110824540" text:style-name="L2">
        <text:list-item>
          <text:p text:style-name="P21"><text:span text:style-name="T8">Identifiant </text:span><text:span text:style-name="T3">declarvin </text:span><text:span text:style-name="T8">de l'utilisateur </text:span><text:span text:style-name="T6">: </text:span><text:span text:style-name="T5">identifiant du déclarant connecté sur la plateforme ;</text:span></text:p>
        </text:list-item>
        <text:list-item>
          <text:p text:style-name="P21"><text:span text:style-name="T6">Nom de l'utilisateur :</text:span><text:span text:style-name="T5"> Chaine de caractères décrivant le nom de l'utilisateur connecté ;</text:span></text:p>
        </text:list-item>
        <text:list-item>
          <text:p text:style-name="P21"><text:span text:style-name="T6">Année :</text:span><text:span text:style-name="T5"> Nombre constitué de 4 chiffres représentant l'année de la DRM décrite par la ligne étudiée ;</text:span></text:p>
        </text:list-item>
        <text:list-item>
          <text:p text:style-name="P21"><text:span text:style-name="T6">Mois :</text:span><text:span text:style-name="T5"> Nombre constitué de 2 chiffres représentant le mois de la DRM décrite par la ligne étudiée ;</text:span></text:p>
        </text:list-item>
        <text:list-item>
          <text:p text:style-name="P21"><text:span text:style-name="T6">Rectificative :</text:span><text:span text:style-name="T5"> Nombre identifiant une DRM rectificative. Si ce champ est vide, c'est que la DRM décrite n'est pas une DRM rectificative. Si le champ est un nombre supérieur à 1, c'est que pour l'année et le mois donné, il y a eu plusieurs DRM rectificative. La dernière ayant le nombre le plus grand. Ce champ ne peut être supérieur à </text:span><text:span text:style-name="T11">99</text:span><text:span text:style-name="T5"> ;</text:span></text:p>
        </text:list-item>
        <text:list-item>
          <text:p text:style-name="P21"><text:span text:style-name="T6">DRM validée :</text:span><text:span text:style-name="T5"> Ce champ vaut 1 si la DRM a été validée par l'utilisateur ;</text:span></text:p>
        </text:list-item>
        <text:list-item>
          <text:p text:style-name="P21"><text:span text:style-name="T6">DRM envoyée aux douanes :</text:span><text:span text:style-name="T5"> Ce champ vaut </text:span><text:span text:style-name="T11">1</text:span><text:span text:style-name="T5"> si la DRM a été transmise aux douanes ;</text:span></text:p>
        </text:list-item>
        <text:list-item>
          <text:p text:style-name="P21"><text:span text:style-name="T6">DRM reçue par les douanes :</text:span><text:span text:style-name="T5"> <text:s/>Ce champ vaut </text:span><text:span text:style-name="T11">1</text:span><text:span text:style-name="T5"> si les douanes ont accusé reception de la DRM ;</text:span></text:p>
        </text:list-item>
        <text:list-item>
          <text:p text:style-name="P21"><text:span text:style-name="T6">Méthode de saisie :</text:span><text:span text:style-name="T5"> Ce champ vaut « DTI » pour une saisie par l'interface </text:span><text:span text:style-name="T2">declarvin</text:span><text:span text:style-name="T5"> ; « EDI » pour une transmission par un logiciel tiers ; « PAPIER » pour une DRM saisie par les interprofessions.</text:span></text:p>
          <text:p text:style-name="P21"/>
        </text:list-item>
      </text:list>
      <text:h text:style-name="P22" text:outline-level="3">Exemple de document fournis en sortie :</text:h>
      <text:h text:style-name="P22" text:outline-level="3"/>
      <table:table table:name="Table2" table:style-name="Table2">
        <table:table-column table:style-name="Table2.A"/>
        <table:table-column table:style-name="Table2.B"/>
        <table:table-row>
          <table:table-cell table:style-name="Table2.A1" office:value-type="float" office:value="1">
            <text:p text:style-name="P16">1</text:p>
          </table:table-cell>
          <table:table-cell table:style-name="Table2.B1" office:value-type="string">
            <text:h text:style-name="P48" text:outline-level="3">#identifiant;nom déclarant;annee;mois;rectificative;drm validee;drm envoyée aux douanes;drm recues douanes;méthode saisie</text:h>
          </table:table-cell>
        </table:table-row>
        <table:table-row>
          <table:table-cell table:style-name="Table2.A2" office:value-type="float" office:value="2">
            <text:p text:style-name="P16">2</text:p>
          </table:table-cell>
          <table:table-cell table:style-name="Table2.B2" office:value-type="string">
            <text:h text:style-name="P50" text:outline-level="3">9223700100;Cave d'actualys;2012;03;1;1;;EDI;</text:h>
          </table:table-cell>
        </table:table-row>
        <table:table-row>
          <table:table-cell table:style-name="Table2.A2" office:value-type="float" office:value="3">
            <text:p text:style-name="P16">3</text:p>
          </table:table-cell>
          <table:table-cell table:style-name="Table2.B2" office:value-type="string">
            <text:h text:style-name="P50" text:outline-level="3">9223700100;Cave d'actualys;2012;03;;1;1;;EDI;</text:h>
          </table:table-cell>
        </table:table-row>
        <table:table-row>
          <table:table-cell table:style-name="Table2.A2" office:value-type="float" office:value="4">
            <text:p text:style-name="P16">4</text:p>
          </table:table-cell>
          <table:table-cell table:style-name="Table2.B2" office:value-type="string">
            <text:h text:style-name="P50" text:outline-level="3">9223700100;Cave d'actualys;2012;02;;1;1;1;EDI;</text:h>
          </table:table-cell>
        </table:table-row>
        <table:table-row>
          <table:table-cell table:style-name="Table2.A2" office:value-type="float" office:value="5">
            <text:p text:style-name="P16">5</text:p>
          </table:table-cell>
          <table:table-cell table:style-name="Table2.B2" office:value-type="string">
            <text:h text:style-name="P50" text:outline-level="3">9223700100;Cave d'actualys;2012;01;;1;1;1;EDI;</text:h>
          </table:table-cell>
        </table:table-row>
      </table:table>
      <text:h text:style-name="P22" text:outline-level="3"/>
      <text:h text:style-name="P51" text:outline-level="3"/>
      <text:h text:style-name="P52" text:outline-level="3"/>
      <text:h text:style-name="P22" text:outline-level="3"/>
      <text:h text:style-name="P47" text:outline-level="3">Liste des contrats vrac</text:h>
      <text:p text:style-name="Standard"><text:span text:style-name="T8">Protocole :</text:span> HTTPS</text:p>
      <text:p text:style-name="Standard"><text:span text:style-name="T8">Authentification :</text:span> HTTP Authentication Basic</text:p>
      <text:p text:style-name="Standard"><text:span text:style-name="T8">Encodage des caractères :</text:span> UTF-8</text:p>
      <text:p text:style-name="Standard"><text:span text:style-name="T8">Format des données à fournir en entrée :</text:span> aucun</text:p>
      <text:p text:style-name="Standard"><text:span text:style-name="T8">Format des données fournies en sortie :</text:span> CSV</text:p>
      <text:p text:style-name="Standard"><text:span text:style-name="T8">Type de requete :</text:span> GET ou POST</text:p>
      <text:p text:style-name="Standard"><text:span text:style-name="T8">URL :</text:span><text:span text:style-name="T9"> /edi/contrat/list</text:span></text:p>
      <text:p text:style-name="P2"/>
      <text:p text:style-name="P1">Description des données en sortie de<text:span text:style-name="T1"> declarvin </text:span>:</text:p>
      <text:p text:style-name="P1"/>
      <text:p text:style-name="P8">Le fichier CSV de sortie contient une ligne par contrat vrac du déclarant connue de la plateforme <text:span text:style-name="T1">declarvin</text:span><text:span text:style-name="T4">. Chaque ligne contient 13</text:span> champs permettant de rappeler l'identifiant de l'utilisateur connecté, le numéro du contrat vrac, les produits concernés par ce contrat, le nom de l'acheteur et les volumes promis et réalisés pour ce contrat.</text:p>
      <text:p text:style-name="P8">Ce fichier permet l'export des données « contrats vrac » nécessaires à l'établissement d'une DRM. Son format sera à terme compatible avec l'EDI/Contrats.</text:p>
      <text:p text:style-name="P8"/>
      <text:p text:style-name="P9">Description des champs fournis en sortie de <text:span text:style-name="T1">declarvin </text:span>:</text:p>
      <text:p text:style-name="P9"/>
      <text:list xml:id="list1806514627" text:style-name="L3">
        <text:list-item>
          <text:p text:style-name="P26"><text:span text:style-name="T8">Identifiant </text:span><text:span text:style-name="T3">declarvin </text:span><text:span text:style-name="T8">de l'utilisateur </text:span><text:span text:style-name="T6">: </text:span><text:span text:style-name="T5">identifiant du déclarant connecté sur la plateforme ;</text:span></text:p>
        </text:list-item>
        <text:list-item>
          <text:p text:style-name="P26"><text:span text:style-name="T6">Nom de l'utilisateur :</text:span><text:span text:style-name="T5"> Chaine de caractères décrivant le nom de l'utilisateur connecté ;</text:span></text:p>
        </text:list-item>
        <text:list-item>
          <text:p text:style-name="P26"><text:span text:style-name="T6">Numéro du contrat :</text:span><text:span text:style-name="T5"> Numéro du contrat vrac concerné par la ligne courrante ;</text:span></text:p>
        </text:list-item>
      </text:list>
      <text:list xml:id="list992394929" text:style-name="L4">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et est à priori pas utilisé à ce stade ;</text:span></text:p>
        </text:list-item>
        <text:list-item>
          <text:p text:style-name="P24">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et est à priori pas utilisé à ce stade ;</text:span></text:p>
        </text:list-item>
      </text:list>
      <text:list xml:id="list1743479904" text:continue-list="list1806514627" text:style-name="L3">
        <text:list-item>
          <text:p text:style-name="P26"><text:span text:style-name="T5">Identifiant </text:span><text:span text:style-name="T2">declarvin </text:span><text:span text:style-name="T5">de l'acheteur : Ce champ n'est pas utilisé par cette version de l'application </text:span><text:span text:style-name="T2">declarvin</text:span><text:span text:style-name="T5"> ;</text:span></text:p>
        </text:list-item>
        <text:list-item>
          <text:p text:style-name="P26"><text:span text:style-name="T6">Nom de l'acheteur :</text:span><text:span text:style-name="T5"> Chaine de caractère indiquant à titre informatif le nom de l'acheteur concerné par le contrat ;</text:span></text:p>
        </text:list-item>
        <text:list-item>
          <text:p text:style-name="P26"><text:span text:style-name="T5">Identifiant </text:span><text:span text:style-name="T2">declarvin </text:span><text:span text:style-name="T5">du courtier : Ce champ n'est pas utilisé par cette version de l'application </text:span><text:span text:style-name="T2">declarvin</text:span><text:span text:style-name="T5"> ;</text:span></text:p>
        </text:list-item>
        <text:list-item>
          <text:p text:style-name="P26"><text:span text:style-name="T6">Nom du courtier :</text:span><text:span text:style-name="T5"> Chaine de caractère indiquant à titre informatif le nom de l'acheteur concerné par le contrat ;</text:span></text:p>
        </text:list-item>
        <text:list-item>
          <text:p text:style-name="P26"><text:span text:style-name="T6">Volume promis :</text:span><text:span text:style-name="T5"> Chiffre indiquant le volume sur lequel le déclarant et l'acheteur se sont engagés ;</text:span></text:p>
        </text:list-item>
        <text:list-item>
          <text:p text:style-name="P26"><text:span text:style-name="T6">Cumul des volumes déclarés en DRM :</text:span><text:span text:style-name="T5"> Chiffre indiquant le cumul des volumes déclarés dans les DRM par le vigneron à l'acheteur à date d'accès au service ;</text:span></text:p>
        </text:list-item>
        <text:list-item>
          <text:p text:style-name="P26"><text:span text:style-name="T6">Prix du contrat :</text:span><text:span text:style-name="T5"> Chiffre indiquant le prix négocié pour ce contrat.</text:span></text:p>
        </text:list-item>
      </text:list>
      <text:p text:style-name="P6"/>
      <text:p text:style-name="P5"><text:soft-page-break/>Exemple de document fourni en sortie :</text:p>
      <text:p text:style-name="P6"/>
      <table:table table:name="Table1" table:style-name="Table1">
        <table:table-column table:style-name="Table1.A"/>
        <table:table-column table:style-name="Table1.B"/>
        <table:table-row>
          <table:table-cell table:style-name="Table1.A1" office:value-type="float" office:value="1">
            <text:p text:style-name="P13">1</text:p>
          </table:table-cell>
          <table:table-cell table:style-name="Table1.B1" office:value-type="string">
            <text:p text:style-name="P17">#identifiant;nom déclarant;numero de contrat;categorie;;genre;;dénomination;;lieu;;couleur;;cepage;;millesime;;labels;;mention;;;nom acheteur;;nom courtier;volume promis;volume realise;;</text:p>
          </table:table-cell>
        </table:table-row>
        <table:table-row>
          <table:table-cell table:style-name="Table1.A2" office:value-type="float" office:value="2">
            <text:p text:style-name="P13">2</text:p>
          </table:table-cell>
          <table:table-cell table:style-name="Table1.B2" office:value-type="string">
            <text:p text:style-name="P16">9223700100;Cave d'actualys;123456;AOP;;Vin tranquille;;Côtes de Provence;;Fréjus;;Rosé;;;;;;;;;;;Acheteur test;;Courtier test;25;5;100;</text:p>
          </table:table-cell>
        </table:table-row>
        <table:table-row>
          <table:table-cell table:style-name="Table1.A2" office:value-type="float" office:value="3">
            <text:p text:style-name="P13">3</text:p>
          </table:table-cell>
          <table:table-cell table:style-name="Table1.B2" office:value-type="string">
            <text:p text:style-name="P17">9223700100;Cave d'actualys;123456;AOP;;Vin tranquille;;Vaunage;;;;Rouge;;;;;;;;;;;Acheteur test;;Courtier test;20;0;110;</text:p>
          </table:table-cell>
        </table:table-row>
      </table:table>
      <text:p text:style-name="P18"/>
      <text:p text:style-name="P19"/>
      <text:h text:style-name="P47" text:outline-level="3">Déclaration d'une DRM</text:h>
      <text:p text:style-name="Standard"><text:span text:style-name="T8">Protocole :</text:span> HTTPS</text:p>
      <text:p text:style-name="Standard"><text:span text:style-name="T8">Authentification :</text:span> HTTP Authentication Basic</text:p>
      <text:p text:style-name="Standard"><text:span text:style-name="T8">Encodage des caractères :</text:span> UTF-8</text:p>
      <text:p text:style-name="Standard"><text:span text:style-name="T8">Format des données à fournir en entrée :</text:span> CSV</text:p>
      <text:p text:style-name="Standard"><text:span text:style-name="T8">Format des données fournies en sortie :</text:span> CSV</text:p>
      <text:p text:style-name="Standard"><text:span text:style-name="T8">Type de requete :</text:span> POST <text:span text:style-name="T1">x-www-form-urlencoded</text:span></text:p>
      <text:p text:style-name="Standard"><text:span text:style-name="T8">URL :</text:span><text:span text:style-name="T9"> </text:span><text:span text:style-name="T10">/edi/drm/csv</text:span></text:p>
      <text:p text:style-name="P2"/>
      <text:p text:style-name="P5">Description des données en entrée <text:span text:style-name="T1">declarvin </text:span>:</text:p>
      <text:p text:style-name="P5"/>
      <text:p text:style-name="P6">Le fichier CSV d'entrée contient une ligne par informations unitaires. Ces informations seront de trois types :</text:p>
      <text:list xml:id="list296787130" text:style-name="L5">
        <text:list-item>
          <text:p text:style-name="P25">Les produits et les volumes devant être déclaré dans la DRM (une ligne par produit ; 39 champs) ;</text:p>
        </text:list-item>
        <text:list-item>
          <text:p text:style-name="P25">Les contrats utilisés et les volumes associés pour des mouvements déclaré dans la DRM (une ligne par contrat ; 19 champs) ;</text:p>
        </text:list-item>
        <text:list-item>
          <text:p text:style-name="P25">Des informations administratives (une ligne par information).</text:p>
        </text:list-item>
      </text:list>
      <text:p text:style-name="P6"/>
      <text:p text:style-name="P10">Description des champs fournis en entrée <text:span text:style-name="T1">declarvin </text:span>pour la partie déclaration des produits :</text:p>
      <text:p text:style-name="P10"/>
      <text:list xml:id="list219411005" text:continue-list="list992394929" text:style-name="L4">
        <text:list-item>
          <text:p text:style-name="P28"><text:span text:style-name="T6">Type d'enregistrement :</text:span><text:span text:style-name="T4"> Chaine de caractère fixe ayant pour valeur « </text:span><text:span text:style-name="T12">DETAIL</text:span><text:span text:style-name="T4"><text:tab/> » ;</text:span></text:p>
        </text:list-item>
        <text:list-item>
          <text:p text:style-name="P28"><text:span text:style-name="T6">Identifiant </text:span><text:span text:style-name="T3">declarvin</text:span><text:span text:style-name="T6"> :</text:span><text:span text:style-name="T4"> Identifiant du déclarant ;</text:span></text:p>
        </text:list-item>
        <text:list-item>
          <text:p text:style-name="P28"><text:span text:style-name="T6">Nom déclarant :</text:span><text:span text:style-name="T4"> Chaine de caractère contenant le nom du déclarant indiqué à titre informatif ;</text:span></text:p>
        </text:list-item>
        <text:list-item>
          <text:p text:style-name="P24">Date de validation : </text:p>
        </text:list-item>
        <text:list-item>
          <text:p text:style-name="P28"><text:span text:style-name="T6">Annee DRM courrante :</text:span><text:span text:style-name="T4"> Nombre de 4 chiffres représenant l'année de la DRM en cours de déclaration ;</text:span></text:p>
        </text:list-item>
        <text:list-item>
          <text:p text:style-name="P28"><text:span text:style-name="T6">Mois DRM courrante :</text:span><text:span text:style-name="T4"> Nombre de 2 chiffres représentant l'année de la DRM en cours de déclaration ;</text:span></text:p>
        </text:list-item>
        <text:list-item>
          <text:p text:style-name="P28"><text:span text:style-name="T6">Rectificative DRM courrante :</text:span><text:span text:style-name="T4"> Vide si la DRM n'est pas une DRM rectificative. Sinon indique le numéro de rectificative pour le mois et l'année donnée ;</text:span></text:p>
        </text:list-item>
        <text:list-item>
          <text:p text:style-name="P28"><text:span text:style-name="T6">Annee DRM précédente :</text:span><text:span text:style-name="T4"> Nombre de 4 chiffres représenant l'année de la DRM précédente ;</text:span></text:p>
        </text:list-item>
        <text:list-item>
          <text:p text:style-name="P28"><text:span text:style-name="T6">Mois DRM précédente :</text:span><text:span text:style-name="T4"> Nombre de 2 chiffres représentant l'année de la DRM précédente ;</text:span></text:p>
        </text:list-item>
        <text:list-item>
          <text:p text:style-name="P28"><text:span text:style-name="T6">Rectificative DRM précédente :</text:span><text:span text:style-name="T4"> Vide si la DRM précédente n'était pas une DRM rectificative. Sinon indique le numéro de rectificative pour le mois et l'année donnée ;</text:span></text:p>
        </text:list-item>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text:span></text:p>
        </text:list-item>
        <text:list-item>
          <text:p text:style-name="P27"><text:span text:style-name="T6">Rappel stock théorique début de mois :</text:span><text:span text:style-name="T5"> Nombre indiquant le stock théorique à déclarer pour la DRM courante (il doit être égal au stock fin de mois de la DRM du mois précédent sauf au mois d'août) ;</text:span></text:p>
        </text:list-item>
        <text:list-item>
          <text:p text:style-name="P28"><text:span text:style-name="T6">Entrée :</text:span><text:span text:style-name="T4"> Nombre indiquant la somme des volumes entrés en cave ;</text:span></text:p>
        </text:list-item>
        <text:list-item>
          <text:p text:style-name="P28"><text:soft-page-break/><text:span text:style-name="T6">Achats / Récolte / Agrément IGP/ Retour :</text:span><text:span text:style-name="T4"> Nombre indiquant les volumes entrés dans le cadre d'achats, de récoltes, d'agréments IGP ou de retours ;</text:span></text:p>
        </text:list-item>
        <text:list-item>
          <text:p text:style-name="P28"><text:span text:style-name="T6">Replis / Changement de dénomination :</text:span><text:span text:style-name="T4"> Nombre indiquant les volumes entrés <text:s/>dans le cadre de replis ou de changements de dénomination ;</text:span></text:p>
        </text:list-item>
        <text:list-item>
          <text:p text:style-name="P28"><text:span text:style-name="T6">Déclassement :</text:span><text:span text:style-name="T4"> Nombre indiquant les volumes entrés dans le cadre de déclassement ;</text:span></text:p>
        </text:list-item>
        <text:list-item>
          <text:p text:style-name="P28"><text:span text:style-name="T6">Transfert de chai / Embouteillage :</text:span><text:span text:style-name="T4"> Nombre indiquant les volumes entrés dans le cadre de transfert de chai ou d'embouteillage ;</text:span></text:p>
        </text:list-item>
        <text:list-item>
          <text:p text:style-name="P28"><text:span text:style-name="T6">Réintégration CRD :</text:span><text:span text:style-name="T4"> Nombre indiquant les volumes de réintégration de CRD ;</text:span></text:p>
        </text:list-item>
        <text:list-item>
          <text:p text:style-name="P28"><text:span text:style-name="T6">Sorties :</text:span><text:span text:style-name="T4"> Nombre indiquant la somme des volumes sortis de la cave pour le mois courrant ;</text:span></text:p>
        </text:list-item>
        <text:list-item>
          <text:p text:style-name="P28"><text:span text:style-name="T6">Vrac DAA/DAE :</text:span><text:span text:style-name="T4"> Nombre indiquant les volumes sortis dans le cadre de Vrac DAA/DAE ;</text:span></text:p>
        </text:list-item>
        <text:list-item>
          <text:p text:style-name="P28"><text:span text:style-name="T6">Conditionné Export :</text:span><text:span text:style-name="T4"> Nombre indiquant les volumes sortis dans le cadre d'exports conditionnés ;</text:span></text:p>
        </text:list-item>
        <text:list-item>
          <text:p text:style-name="P28"><text:span text:style-name="T6">DSA / Tickets / Factures :</text:span><text:span text:style-name="T4"> Nombre indiquant les volumes sortis dans le cadre de DSA, de tickets ou de </text:span><text:span text:style-name="T4">factures ;</text:span></text:p>
        </text:list-item>
        <text:list-item>
          <text:p text:style-name="P28"><text:span text:style-name="T6">CRD France :</text:span><text:span text:style-name="T4"> Nombre indiquant les volumes sortis dans le cadre de CRD France ;</text:span></text:p>
        </text:list-item>
        <text:list-item>
          <text:p text:style-name="P28"><text:span text:style-name="T6">Conso Fam. / Analyses / Dégustation :</text:span><text:span text:style-name="T4"> Nombre indiquant les volumes sortis dans le cadre de consommation familiales, d'analyses ou de dégustations ;</text:span></text:p>
        </text:list-item>
        <text:list-item>
          <text:p text:style-name="P28"><text:span text:style-name="T6">Pertes :</text:span><text:span text:style-name="T4"> Nombre indiquant les volumes sortis dans le cadre de pertes ;</text:span></text:p>
        </text:list-item>
        <text:list-item>
          <text:p text:style-name="P28"><text:span text:style-name="T6">Non rev. / Déclassement :</text:span><text:span text:style-name="T4"> Nombre indiquant les volumes sortis dans le cadre de produits non revendiqués ou déclassés ;</text:span></text:p>
        </text:list-item>
        <text:list-item>
          <text:p text:style-name="P28"><text:span text:style-name="T6">Changement / Repli :</text:span><text:span text:style-name="T4"> Nombre indiquant les volumes sortis dans le cadre de changement de dénomination ou de replis ;</text:span></text:p>
        </text:list-item>
        <text:list-item>
          <text:p text:style-name="P28"><text:span text:style-name="T6">Transfert de chai / Embouteillage :</text:span><text:span text:style-name="T4"> Nombre indiquant les volumes sortis dans le cadre de transfert de chai ou d'embouteillage ;</text:span></text:p>
        </text:list-item>
        <text:list-item>
          <text:p text:style-name="P28"><text:span text:style-name="T6">Lies :</text:span><text:span text:style-name="T4"> Nombre indiquant les volumes sortis dans le cadre de lies ;</text:span></text:p>
        </text:list-item>
        <text:list-item>
          <text:p text:style-name="P28"><text:span text:style-name="T6">Stock théorique fin de mois :</text:span><text:span text:style-name="T4"> Nombre indiquant le volume de stock pour ce produit à la fin du mois ;</text:span></text:p>
        </text:list-item>
        <text:list-item>
          <text:p text:style-name="P28"><text:span text:style-name="T6">Dont Vin bloqué :</text:span><text:span text:style-name="T4"> Nombre indiquant les volumes du stock qui correspondent à du vin bloqué ;</text:span></text:p>
        </text:list-item>
        <text:list-item>
          <text:p text:style-name="P28"><text:span text:style-name="T6">Dont Vin warranté :</text:span><text:span text:style-name="T4"> Nombre indiquant les volumes du stock qui correspondent à du vin warranté ;</text:span></text:p>
        </text:list-item>
        <text:list-item>
          <text:p text:style-name="P28"><text:span text:style-name="T6">Dont Vin en instance :</text:span><text:span text:style-name="T4"> Nombre indiquant les volumes du stock qui correspondent à un vin en instance ;</text:span></text:p>
        </text:list-item>
        <text:list-item>
          <text:p text:style-name="P28"><text:span text:style-name="T6">Dont Vin commecialisable :</text:span><text:span text:style-name="T4"> Nombre indiquant les volumes du stock qui correspondent à un vin commercialisable ;</text:span></text:p>
        </text:list-item>
      </text:list>
      <text:p text:style-name="P6"/>
      <text:p text:style-name="P10">Description des champs fournis en entrée <text:span text:style-name="T1">declarvin </text:span>pour la partie déclaration des contrats :</text:p>
      <text:p text:style-name="P10"/>
      <text:list xml:id="list854534099" text:style-name="L6">
        <text:list-item>
          <text:p text:style-name="P29"><text:span text:style-name="T6">Type d'enregistrement :</text:span><text:span text:style-name="T4"> Chaine de caractère fixe ayant pour valeur « </text:span><text:span text:style-name="T12">CONTRAT</text:span><text:span text:style-name="T4"> » ;</text:span></text:p>
        </text:list-item>
        <text:list-item>
          <text:p text:style-name="P29"><text:span text:style-name="T6">Identifiant :</text:span><text:span text:style-name="T4"> Identifiant du déclarant ;</text:span></text:p>
        </text:list-item>
        <text:list-item>
          <text:p text:style-name="P29"><text:span text:style-name="T6">Nom déclarant :</text:span><text:span text:style-name="T4"> Chaine de caractère contenant le nom du déclarant ;</text:span></text:p>
        </text:list-item>
        <text:list-item>
          <text:p text:style-name="P29"><text:span text:style-name="T6">Annee DRM courante :</text:span><text:span text:style-name="T4"> Nombre de 4 chiffres représentant l'année de la DRM en cours de déclaration ;</text:span></text:p>
        </text:list-item>
        <text:list-item>
          <text:p text:style-name="P29"><text:span text:style-name="T6">Mois DRM courante :</text:span><text:span text:style-name="T4"> Nombre de 2 chiffres représentant l'année de la DRM en cours de déclaration ;</text:span></text:p>
        </text:list-item>
        <text:list-item>
          <text:p text:style-name="P29"><text:span text:style-name="T6">Rectificative DRM courante :</text:span><text:span text:style-name="T4"> Vide si la DRM n'est pas une DRM rectificative. Sinon indique le numéro de rectificative pour le mois et l'année donnée ;</text:span></text:p>
        </text:list-item>
        <text:list-item>
          <text:p text:style-name="P29"><text:span text:style-name="T6">Annee DRM précédente :</text:span><text:span text:style-name="T4"> Nombre de 4 chiffres représentant l'année de la DRM précédente ;</text:span></text:p>
        </text:list-item>
        <text:list-item>
          <text:p text:style-name="P29"><text:span text:style-name="T6">Mois DRM précédente :</text:span><text:span text:style-name="T4"> Nombre de 2 chiffres représentant l'année de la DRM précédente ;</text:span></text:p>
        </text:list-item>
        <text:list-item>
          <text:p text:style-name="P29"><text:span text:style-name="T6">Rectificative DRM précédente :</text:span><text:span text:style-name="T4"> Vide si la DRM précédente n'était pas une DRM rectificative. Sinon indique le numéro de rectificative pour le mois et l'année donnée ;</text:span></text:p>
        </text:list-item>
      </text:list>
      <text:list xml:id="list670752194" text:continue-list="list219411005" text:style-name="L4">
        <text:list-item>
          <text:p text:style-name="P27"><text:span text:style-name="T6">Catégorie :</text:span><text:span text:style-name="T5"> Chaine de caractère décrivant la certification (AOC, AOP, IGP, Sans IG) du produit concerné par cette ligne (voir pour plus de détails la liste des certifications autorisées en Annexe 1);</text:span></text:p>
        </text:list-item>
        <text:list-item>
          <text:p text:style-name="P24">Code declarvin : Ce champ n'est pas utilisé par cette version de l'application <text:span text:style-name="T1">declarvin</text:span> ;</text:p>
        </text:list-item>
        <text:list-item>
          <text:p text:style-name="P27"><text:span text:style-name="T6">Genre :</text:span><text:span text:style-name="T5"> Chaine de caractère décrivant le genre du vin (Tranquille, Effervescent, ...) du produit concerné par cette ligne (voir pour plus de détails la liste des certifications autorisées en Annexe 2);</text:span></text:p>
        </text:list-item>
        <text:list-item>
          <text:p text:style-name="P24">Code declarvin : Ce champ n'est pas utilisé par cette version de l'application <text:span text:style-name="T1">declarvin</text:span> ;</text:p>
        </text:list-item>
        <text:list-item>
          <text:p text:style-name="P27"><text:span text:style-name="T6">Dénomination :</text:span><text:span text:style-name="T5"> Chaine de caractère décrivant l'appellation du produit concerné par cette ligne de la DRM (voir pour plus de détails la liste des appellations autorisées en Annexe 3) ;</text:span></text:p>
        </text:list-item>
        <text:list-item>
          <text:p text:style-name="P24">Code declarvin : Ce champ n'est pas utilisé par cette version de l'application <text:span text:style-name="T1">declarvin</text:span> ;</text:p>
        </text:list-item>
        <text:list-item>
          <text:p text:style-name="P27"><text:span text:style-name="T6">Lieu :</text:span><text:span text:style-name="T5"> Chaine de caractère décrivant le lieu du produit concerné pas cette ligne de la DRM (voir <text:s/>pour plus de détails la liste des appellations autorisées en Annexe 4) ;</text:span></text:p>
        </text:list-item>
        <text:list-item>
          <text:p text:style-name="P24">Code declarvin : Ce champ n'est pas utilisé par cette version de l'application <text:span text:style-name="T1">declarvin</text:span> ;</text:p>
        </text:list-item>
        <text:list-item>
          <text:p text:style-name="P27"><text:span text:style-name="T6">Couleur :</text:span><text:span text:style-name="T5"> Chaine de caractère décrivant la couleur du produit concerné par cette ligne de la DRM (voir pour plus de détails la liste des couleurs autorisées en Annexe 5) ;</text:span></text:p>
        </text:list-item>
        <text:list-item>
          <text:p text:style-name="P24">Code declarvin : Ce champ n'est pas utilisé par cette version de l'application <text:span text:style-name="T1">declarvin</text:span> ;</text:p>
        </text:list-item>
        <text:list-item>
          <text:p text:style-name="P27"><text:span text:style-name="T6">Cépage :</text:span><text:span text:style-name="T5"> Chaine de caractère décrivant le cépage du produit concerné par cette ligne de la DRM (voir pour plus de détails la liste des cépages autorisés en Annexe 6).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Millesime :</text:span><text:span text:style-name="T5"> Chaine de 4 caractères décrivant le millesime du produit concernés par cette ligne de la DRM. Ce </text:span><text:soft-page-break/><text:span text:style-name="T5">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Labels :</text:span><text:span text:style-name="T5"> Chaine de caractère décrivant les labels du produit concerné par cette ligne de la DRM (voir pour plus de détails la liste des labels autorisés en Annexe 7). Ce champ peut être vide ;</text:span></text:p>
        </text:list-item>
        <text:list-item>
          <text:p text:style-name="P24">Code declarvin : Ce champ n'est pas utilisé par cette version de l'application <text:span text:style-name="T1">declarvin</text:span> ;</text:p>
        </text:list-item>
        <text:list-item>
          <text:p text:style-name="P27"><text:span text:style-name="T6">Mention :</text:span><text:span text:style-name="T5"> Chaine de caractère décrivant l'éventuelle mention complémentaire du produit concerné par cette ligne de la DRM. Ce champ peut être vide ;</text:span></text:p>
        </text:list-item>
        <text:list-item>
          <text:p text:style-name="P27"><text:span text:style-name="T6">Numéro du contrat :</text:span><text:span text:style-name="T5"> Chaine indiquant le numéro du contrat concerné ;</text:span></text:p>
        </text:list-item>
        <text:list-item>
          <text:p text:style-name="P27"><text:span text:style-name="T6">Volume du contrat :</text:span><text:span text:style-name="T5"> Nombre indiquant le volume de produit livré sur ce contrat pour cette DRM.</text:span></text:p>
        </text:list-item>
      </text:list>
      <text:p text:style-name="P6"/>
      <text:p text:style-name="P10">Description des champs fournis en entrée <text:span text:style-name="T1">declarvin </text:span>pour la partie déclaration des informations administratives :</text:p>
      <text:p text:style-name="P10"/>
      <text:list xml:id="list164084854" text:style-name="L7">
        <text:list-item>
          <text:p text:style-name="P30"><text:span text:style-name="T6">Type d'enregistrement :</text:span><text:span text:style-name="T4"> Chaine de caractère fixe ayant pour valeur « </text:span><text:span text:style-name="T12">ADMINISTRATIF</text:span><text:span text:style-name="T4"> » ;</text:span></text:p>
        </text:list-item>
        <text:list-item>
          <text:p text:style-name="P30"><text:span text:style-name="T6">Identifiant :</text:span><text:span text:style-name="T4"> Identifiant du déclarant ;</text:span></text:p>
        </text:list-item>
        <text:list-item>
          <text:p text:style-name="P30"><text:span text:style-name="T6">Nom déclarant :</text:span><text:span text:style-name="T4"> Chaine de caractère contenant le nom du déclarant ;</text:span></text:p>
        </text:list-item>
        <text:list-item>
          <text:p text:style-name="P30"><text:span text:style-name="T6">Annee DRM courante :</text:span><text:span text:style-name="T4"> Nombre de 4 chiffres représenant l'année de la DRM en cours de déclaration ;</text:span></text:p>
        </text:list-item>
        <text:list-item>
          <text:p text:style-name="P30"><text:span text:style-name="T6">Mois DRM courante :</text:span><text:span text:style-name="T4"> Nombre de 2 chiffres représentant l'année de la DRM en cours de déclaration ;</text:span></text:p>
        </text:list-item>
        <text:list-item>
          <text:p text:style-name="P30"><text:span text:style-name="T6">Rectificative DRM courante :</text:span><text:span text:style-name="T4"> Vide si la DRM n'est pas une DRM rectificative. Sinon indique le numéro de rectificative pour le mois et l'année donnée ;</text:span></text:p>
        </text:list-item>
        <text:list-item>
          <text:p text:style-name="P30"><text:span text:style-name="T6">Annee DRM précédente :</text:span><text:span text:style-name="T4"> Nombre de 4 chiffres représentant l'année de la DRM précédente ;</text:span></text:p>
        </text:list-item>
        <text:list-item>
          <text:p text:style-name="P30"><text:span text:style-name="T6">Mois DRM précédente :</text:span><text:span text:style-name="T4"> Nombre de 2 chiffres représentant l'année de la DRM précédente ;</text:span></text:p>
        </text:list-item>
        <text:list-item>
          <text:p text:style-name="P30"><text:span text:style-name="T6">Clé administrative :</text:span><text:span text:style-name="T4"> Chaine de caractères indiquant la clé administrative à modifier (voir pour plus de détails la liste des clés administratives en Annexe 8) ;</text:span></text:p>
        </text:list-item>
        <text:list-item>
          <text:p text:style-name="P30"><text:span text:style-name="T6">Valeur administrative :</text:span><text:span text:style-name="T4"> Chaine de caractère indiquant la valeur à modifier pour la clé précédemment indiquée.</text:span></text:p>
          <text:p text:style-name="P23"/>
        </text:list-item>
      </text:list>
      <text:p text:style-name="P2"><text:span text:style-name="T6">Exemple de fichier CSV attendu en entrée </text:span><text:span text:style-name="T3">declarvin </text:span><text:span text:style-name="T6">: </text:span></text:p>
      <text:p text:style-name="P5"/>
      <table:table table:name="Table3" table:style-name="Table3">
        <table:table-column table:style-name="Table3.A"/>
        <table:table-column table:style-name="Table3.B"/>
        <table:table-row>
          <table:table-cell table:style-name="Table3.A1" office:value-type="float" office:value="1">
            <text:p text:style-name="P17">1</text:p>
          </table:table-cell>
          <table:table-cell table:style-name="Table3.B1" office:value-type="string">
            <text:p text:style-name="P17">#DETAIL;"Identifiant";"Nom déclarant";"Annee";"Mois";"rectificative";"Annee";"Mois";"rectificative";"Categorie";;"Genre";;"Denomination";;"Lieu";;"Couleur";;"Cepage";;"Millésime";;"Labelle|Labelle";;"Mention";"Rappel stock théorique début de mois";"Entrée";"Achats / Récolte / Agrément IGP/ Retour";"Replis / Changement de dénomination";"Déclassement";"Transfert de chai / Embouteillage";"Réintégration CRD";"Sorties";"Vrac DAA/DAE";"Conditionné Export";"DSA / Tickets / Factures";"CRD France";"Conso Fam. / Analyses / Dégustation";"Pertes";"Non rev. / Déclassement";"Changement / Repli";"Transfert de chai / Embouteillage";"Lies";"Stock théorique fin de mois";"Dont Vin bloqué";"Dont Vin warranté";"Dont Vin en instance" </text:p>
          </table:table-cell>
        </table:table-row>
        <table:table-row>
          <table:table-cell table:style-name="Table3.A2" office:value-type="float" office:value="2">
            <text:p text:style-name="P17">2</text:p>
          </table:table-cell>
          <table:table-cell table:style-name="Table3.B2" office:value-type="string">
            <text:p text:style-name="P17">"DETAIL";9223700100;"Garage d'actualys";2012;01;;2011;12;;"AOP";;"Tranquille";;"Côtes de Provence";;Frejus;;"Blanc";;;;;;"Agriculture Biologique|Biodynamie";;;;0;70;70;0;0;0;0;50;10;10;10;10;10;0;0;0;0;0;20;0;0;0 </text:p>
          </table:table-cell>
        </table:table-row>
        <table:table-row>
          <table:table-cell table:style-name="Table3.A2" office:value-type="float" office:value="3">
            <text:p text:style-name="P17">3</text:p>
          </table:table-cell>
          <table:table-cell table:style-name="Table3.B2" office:value-type="string">
            <text:p text:style-name="P17">"DETAIL";9223700100;"Garage d'actualys";2012;01;1;2011;12;;"AOP";;"Tranquille";;"Côtes de Provence";;;;"Rouge";;;;;;"Agriculture Biologique|Biodynamie";;;0;50;50;0;0;0;0;50;10;10;10;10;10;0;0;0;0;0;0;0;0;0 </text:p>
          </table:table-cell>
        </table:table-row>
        <table:table-row>
          <table:table-cell table:style-name="Table3.A2" office:value-type="float" office:value="4">
            <text:p text:style-name="P17">4</text:p>
          </table:table-cell>
          <table:table-cell table:style-name="Table3.B2" office:value-type="string">
            <text:p text:style-name="P17">#CONTRAT;"Identifiant";"Nom déclarant";"Annee";"Mois";"rectificative";"Annee";"Mois";"rectificative";"Categorie";;"Genre";;"Denomination";;"Lieu";;"Couleur";;"Cepage";;"Millésime";;"Labelle|Labelle";;"Mention";"Numero contrat";"Volume contrat"</text:p>
          </table:table-cell>
        </table:table-row>
        <table:table-row>
          <table:table-cell table:style-name="Table3.A2" office:value-type="float" office:value="5">
            <text:p text:style-name="P17">5</text:p>
          </table:table-cell>
          <table:table-cell table:style-name="Table3.B2" office:value-type="string">
            <text:p text:style-name="P17">"CONTRAT";9223700100;"Garage d'actualys";2012;01;;2011;12;;"AOP";;"Tranquille";;"Côtes de Provence";;"Frejus";;"Rouge";;;;;;"Agriculture Biologique|Biodynamie";;;123456;10 </text:p>
          </table:table-cell>
        </table:table-row>
        <table:table-row>
          <table:table-cell table:style-name="Table3.A2" office:value-type="float" office:value="6">
            <text:p text:style-name="P17">6</text:p>
          </table:table-cell>
          <table:table-cell table:style-name="Table3.B2" office:value-type="string">
            <text:p text:style-name="P17">"CONTRAT";9223700100;"Garage d'actualys";2012;01;;2011;12;;"AOP";;"Tranquille";"Côtes de Provence";;"Frejus";;"Blanc";;;;;;"Agriculture Biologique|Biodynamie";;;723457;10</text:p>
          </table:table-cell>
        </table:table-row>
        <table:table-row>
          <table:table-cell table:style-name="Table3.A2" office:value-type="float" office:value="7">
            <text:p text:style-name="P17">7</text:p>
          </table:table-cell>
          <table:table-cell table:style-name="Table3.B2" office:value-type="string">
            <text:p text:style-name="P17">#CONTRAT;"Identifiant";"Nom déclarant";"Annee";"Mois";"rectificative";"Annee";"Mois";"rectificative";"cle";"valeur";</text:p>
          </table:table-cell>
        </table:table-row>
        <table:table-row>
          <table:table-cell table:style-name="Table3.A2" office:value-type="float" office:value="8">
            <text:p text:style-name="P17">8</text:p>
          </table:table-cell>
          <table:table-cell table:style-name="Table3.B2" office:value-type="string">
            <text:p text:style-name="P17">"ADMINISTRATIF";9223700100;"Garage d'actualys";2012;01;;2011;12;;"Banque";"CMB"</text:p>
          </table:table-cell>
        </table:table-row>
        <table:table-row>
          <table:table-cell table:style-name="Table3.A2" office:value-type="float" office:value="9">
            <text:p text:style-name="P17">9</text:p>
          </table:table-cell>
          <table:table-cell table:style-name="Table3.B2" office:value-type="string">
            <text:p text:style-name="P17">"ADMINISTRATIF";9223700100;"Garage d'actualys";2012;01;;2011;12;;"DAA Du";"2012-01-<text:soft-page-break/>02"</text:p>
          </table:table-cell>
        </table:table-row>
        <table:table-row>
          <table:table-cell table:style-name="Table3.A2" office:value-type="float" office:value="10">
            <text:p text:style-name="P17">10</text:p>
          </table:table-cell>
          <table:table-cell table:style-name="Table3.B2" office:value-type="string">
            <text:p text:style-name="P17">"ADMINISTRATIF";9223700100;"Garage d'actualys";2012;01;;2011;12;;"DAA AU";"2012-01-15"</text:p>
          </table:table-cell>
        </table:table-row>
      </table:table>
      <text:p text:style-name="P3">Les lignes 1, 4 et 7 sont des lignes de commentaires, elles sont donc facultatives.</text:p>
      <text:p text:style-name="P2"/>
      <text:p text:style-name="P1">Description des données en sortie <text:span text:style-name="T1">declarvin </text:span>:</text:p>
      <text:p text:style-name="P1"/>
      <text:p text:style-name="P7"><text:span text:style-name="T9">Le fichier CSV de sortie indique soit que le chargement s'est bien passé, soit les erreurs rencontrées. Dans ce second cas, le fichier contient une erreur par ligne. La DRM ne sera donc pas enregistrée dans </text:span><text:span text:style-name="T2">declarvin</text:span><text:span text:style-name="T5"> et elle ne sera donc pas transmise aux douanes.</text:span></text:p>
      <text:p text:style-name="P8"/>
      <text:p text:style-name="P9">Description des champs fournis en sortie <text:span text:style-name="T1">declarvin </text:span>:</text:p>
      <text:p text:style-name="P9"/>
      <text:list xml:id="list1791223841" text:style-name="L8">
        <text:list-item>
          <text:p text:style-name="P31"><text:span text:style-name="T8">Type de retour : </text:span><text:span text:style-name="T9">Chaine de caractère valant : «</text:span><text:span text:style-name="T10"> OK </text:span><text:span text:style-name="T9">» en cas de chargement réalisé avec succès ; «</text:span><text:span text:style-name="T10"> ERREUR </text:span><text:span text:style-name="T9">» en cas de chargement d'un fichier erroné ;</text:span></text:p>
        </text:list-item>
        <text:list-item>
          <text:p text:style-name="P32">Type d'erreur : <text:span text:style-name="T9">Chaine de caractère valant : «</text:span><text:span text:style-name="T10"> LIGNE </text:span><text:span text:style-name="T9">» en cas d'erreur sur une ligne précise ; «</text:span><text:span text:style-name="T10"> COHERENCE </text:span><text:span text:style-name="T9">» en cas d'erreur portant sur la cohérence du fichier ;</text:span></text:p>
        </text:list-item>
        <text:list-item>
          <text:p text:style-name="P32">Numéro de ligne :<text:span text:style-name="T9"> Numéro de la ligne incriminée lors d'une « erreur LIGNE » ;</text:span></text:p>
        </text:list-item>
        <text:list-item>
          <text:p text:style-name="P32">Message :<text:span text:style-name="T9"> Message décrivant l'erreur.</text:span></text:p>
        </text:list-item>
      </text:list>
      <text:p text:style-name="P2"/>
      <text:p text:style-name="P1">Exemple de fichier CSV fourni en sortie <text:span text:style-name="T1">declarvin </text:span>:</text:p>
      <text:p text:style-name="P2"/>
      <table:table table:name="Table4" table:style-name="Table4">
        <table:table-column table:style-name="Table4.A"/>
        <table:table-column table:style-name="Table4.B"/>
        <table:table-row>
          <table:table-cell table:style-name="Table4.A1" office:value-type="float" office:value="1">
            <text:p text:style-name="P17">1</text:p>
          </table:table-cell>
          <table:table-cell table:style-name="Table4.B1" office:value-type="string">
            <text:p text:style-name="P17">#ERROR;TYPE;No Ligne;Message</text:p>
          </table:table-cell>
        </table:table-row>
        <table:table-row>
          <table:table-cell table:style-name="Table4.A2" office:value-type="float" office:value="2">
            <text:p text:style-name="P17">2</text:p>
          </table:table-cell>
          <table:table-cell table:style-name="Table4.B2" office:value-type="string">
            <text:p text:style-name="P17">ERROR;LIGNE;1;Impossible d'identifier le produit (aop / ctes de provence);</text:p>
          </table:table-cell>
        </table:table-row>
        <table:table-row>
          <table:table-cell table:style-name="Table4.A2" office:value-type="float" office:value="3">
            <text:p text:style-name="P17">3</text:p>
          </table:table-cell>
          <table:table-cell table:style-name="Table4.B2" office:value-type="string">
            <text:p text:style-name="P17">ERROR;COHERENCE;;Impossible de trouver un contrat correspondant aux sorties "AOP / Côtes de Provence / Rouge"</text:p>
          </table:table-cell>
        </table:table-row>
      </table:table>
      <text:p text:style-name="P2"/>
      <text:p text:style-name="P9"/>
      <text:p text:style-name="P6"/>
      <text:h text:style-name="P36" text:outline-level="1"/>
      <text:h text:style-name="P34" text:outline-level="1"/>
      <text:h text:style-name="P34" text:outline-level="1"/>
      <text:p text:style-name="P12"/>
      <text:p text:style-name="P12"/>
      <text:p text:style-name="P12"/>
      <text:p text:style-name="P12"/>
      <text:h text:style-name="P35" text:outline-level="1">Annexes</text:h>
      <text:h text:style-name="P44" text:outline-level="3"/>
      <text:h text:style-name="P47" text:outline-level="3">Annexe 1 : Liste des certifications autorisées</text:h>
      <table:table table:name="Table5" table:style-name="Table5">
        <table:table-column table:style-name="Table5.A"/>
        <table:table-row>
          <table:table-cell table:style-name="Table5.A1" office:value-type="string">
            <text:p text:style-name="P15">AOP</text:p>
          </table:table-cell>
        </table:table-row>
        <table:table-row>
          <table:table-cell table:style-name="Table5.A2" office:value-type="string">
            <text:p text:style-name="P15">IGP</text:p>
          </table:table-cell>
        </table:table-row>
        <table:table-row>
          <table:table-cell table:style-name="Table5.A2" office:value-type="string">
            <text:p text:style-name="P15">Sans IG</text:p>
          </table:table-cell>
        </table:table-row>
        <table:table-row>
          <table:table-cell table:style-name="Table5.A2" office:value-type="string">
            <text:p text:style-name="P15">Lies</text:p>
          </table:table-cell>
        </table:table-row>
      </table:table>
      <text:h text:style-name="P43" text:outline-level="3">Annexe 2 : Liste des genres autorisées</text:h>
      <table:table table:name="Table10" table:style-name="Table10">
        <table:table-column table:style-name="Table10.A"/>
        <table:table-column table:style-name="Table10.B"/>
        <table:table-row>
          <table:table-cell table:style-name="Table10.A1" office:value-type="string">
            <text:p text:style-name="P15">AOP</text:p>
          </table:table-cell>
          <table:table-cell table:style-name="Table10.B1" office:value-type="string">
            <text:p text:style-name="P15">Vins tranquilles</text:p>
          </table:table-cell>
        </table:table-row>
        <table:table-row>
          <table:table-cell table:style-name="Table10.A2" office:value-type="string">
            <text:p text:style-name="P15">AOP</text:p>
          </table:table-cell>
          <table:table-cell table:style-name="Table10.B2" office:value-type="string">
            <text:p text:style-name="P15">...</text:p>
          </table:table-cell>
        </table:table-row>
        <table:table-row>
          <table:table-cell table:style-name="Table10.A2" office:value-type="string">
            <text:p text:style-name="P15">…</text:p>
          </table:table-cell>
          <table:table-cell table:style-name="Table10.B2" office:value-type="string">
            <text:p text:style-name="P15">...</text:p>
          </table:table-cell>
        </table:table-row>
      </table:table>
      <text:h text:style-name="P43" text:outline-level="3">Annexe 3 : Liste des appellations autorisées </text:h>
      <table:table table:name="Table6" table:style-name="Table6">
        <table:table-column table:style-name="Table6.A"/>
        <table:table-column table:style-name="Table6.B"/>
        <table:table-row>
          <table:table-cell table:style-name="Table6.A1" office:value-type="string">
            <text:p text:style-name="P15">AOP Vins tranquilles</text:p>
          </table:table-cell>
          <table:table-cell table:style-name="Table6.B1" office:value-type="string">
            <text:p text:style-name="P15">Côtes de ...</text:p>
          </table:table-cell>
        </table:table-row>
        <table:table-row>
          <table:table-cell table:style-name="Table6.A2" office:value-type="string">
            <text:p text:style-name="P15">AOP Vins tranquilles</text:p>
          </table:table-cell>
          <table:table-cell table:style-name="Table6.B2" office:value-type="string">
            <text:p text:style-name="P15">...</text:p>
          </table:table-cell>
        </table:table-row>
        <table:table-row>
          <table:table-cell table:style-name="Table6.A2" office:value-type="string">
            <text:p text:style-name="P15">…</text:p>
          </table:table-cell>
          <table:table-cell table:style-name="Table6.B2" office:value-type="string">
            <text:p text:style-name="P15">...</text:p>
          </table:table-cell>
        </table:table-row>
      </table:table>
      <text:h text:style-name="P43" text:outline-level="3">Annexe 4 : Liste des couleurs autorisées</text:h>
      <table:table table:name="Table7" table:style-name="Table7">
        <table:table-column table:style-name="Table7.A"/>
        <table:table-column table:style-name="Table7.B"/>
        <table:table-row>
          <table:table-cell table:style-name="Table7.A1" office:value-type="string">
            <text:p text:style-name="P14">AOP <text:span text:style-name="T14">Vins tranquilles </text:span>Côte de ….</text:p>
          </table:table-cell>
          <table:table-cell table:style-name="Table7.B1" office:value-type="string">
            <text:p text:style-name="P14">Blanc</text:p>
          </table:table-cell>
        </table:table-row>
        <table:table-row>
          <table:table-cell table:style-name="Table7.A2" office:value-type="string">
            <text:p text:style-name="P14">AOP <text:span text:style-name="T14">Vins tranquilles </text:span>Côte de ….</text:p>
          </table:table-cell>
          <table:table-cell table:style-name="Table7.B2" office:value-type="string">
            <text:p text:style-name="P14">Rosé</text:p>
          </table:table-cell>
        </table:table-row>
        <table:table-row>
          <table:table-cell table:style-name="Table7.A2" office:value-type="string">
            <text:p text:style-name="P14">AOP <text:span text:style-name="T14">Vins tranquilles </text:span>Côte de ….</text:p>
          </table:table-cell>
          <table:table-cell table:style-name="Table7.B2" office:value-type="string">
            <text:p text:style-name="P14">Rouge</text:p>
          </table:table-cell>
        </table:table-row>
        <table:table-row>
          <table:table-cell table:style-name="Table7.A2" office:value-type="string">
            <text:p text:style-name="P14">…</text:p>
          </table:table-cell>
          <table:table-cell table:style-name="Table7.B2" office:value-type="string">
            <text:p text:style-name="P14">...</text:p>
          </table:table-cell>
        </table:table-row>
      </table:table>
      <text:h text:style-name="P43" text:outline-level="3">Annexe 5 : Liste des cépages autorisés </text:h>
      <table:table table:name="Table8" table:style-name="Table8">
        <table:table-column table:style-name="Table8.A"/>
        <table:table-column table:style-name="Table8.B"/>
        <table:table-row>
          <table:table-cell table:style-name="Table8.A1" office:value-type="string">
            <text:p text:style-name="P14">AOP <text:span text:style-name="T14">Vins tranquilles </text:span>Côte de …. / Blanc</text:p>
          </table:table-cell>
          <table:table-cell table:style-name="Table8.B1" office:value-type="string">
            <text:p text:style-name="P14">Sylvaner</text:p>
          </table:table-cell>
        </table:table-row>
        <table:table-row>
          <table:table-cell table:style-name="Table8.A2" office:value-type="string">
            <text:p text:style-name="P14">AOP <text:span text:style-name="T14">Vins tranquilles </text:span>Côte de …. / Rouge</text:p>
          </table:table-cell>
          <table:table-cell table:style-name="Table8.B2" office:value-type="string">
            <text:p text:style-name="P14">Syrah</text:p>
          </table:table-cell>
        </table:table-row>
        <table:table-row>
          <table:table-cell table:style-name="Table8.A2" office:value-type="string">
            <text:p text:style-name="P14">AOP <text:span text:style-name="T14">Vins tranquilles </text:span>Côte de …. / Rosé</text:p>
          </table:table-cell>
          <table:table-cell table:style-name="Table8.B2" office:value-type="string">
            <text:p text:style-name="P14">...</text:p>
          </table:table-cell>
        </table:table-row>
        <table:table-row>
          <table:table-cell table:style-name="Table8.A2" office:value-type="string">
            <text:p text:style-name="P14">…</text:p>
          </table:table-cell>
          <table:table-cell table:style-name="Table8.B2" office:value-type="string">
            <text:p text:style-name="P14">...</text:p>
          </table:table-cell>
        </table:table-row>
      </table:table>
      <text:h text:style-name="P43" text:outline-level="3">Annexe 6 : Liste des labels autorisés</text:h>
      <text:p text:style-name="P11"><text:span text:style-name="T4">Attention : </text:span><text:span text:style-name="T5">les labels étant cumulatifs, nous listons ici sur une même ligne tous ceux qui sont autorisés. Le séparateur de label utilisé dans les CSV comme dans ce tableur est le caractère « </text:span><text:span text:style-name="T11">|</text:span><text:span text:style-name="T5"> »</text:span></text:p>
      <table:table table:name="Table9" table:style-name="Table9">
        <table:table-column table:style-name="Table9.A"/>
        <table:table-column table:style-name="Table9.B"/>
        <table:table-row>
          <table:table-cell table:style-name="Table9.A1" office:value-type="string">
            <text:p text:style-name="P14">AOP <text:span text:style-name="T14">Vins tranquilles </text:span>Côte de …. / Blanc / Sylvaner</text:p>
          </table:table-cell>
          <table:table-cell table:style-name="Table9.B1" office:value-type="string">
            <text:p text:style-name="Table_20_Contents">Agriculture biologique | … | Terravitis</text:p>
          </table:table-cell>
        </table:table-row>
        <table:table-row>
          <table:table-cell table:style-name="Table9.A2" office:value-type="string">
            <text:p text:style-name="P14">AOP <text:span text:style-name="T14">Vins tranquilles </text:span>Côte de …. / Blanc / Syrah</text:p>
          </table:table-cell>
          <table:table-cell table:style-name="Table9.B2" office:value-type="string">
            <text:p text:style-name="Table_20_Contents">Agriculture biologique | … | Cru classé</text:p>
          </table:table-cell>
        </table:table-row>
        <table:table-row>
          <table:table-cell table:style-name="Table9.A2" office:value-type="string">
            <text:p text:style-name="Table_20_Contents">...</text:p>
          </table:table-cell>
          <table:table-cell table:style-name="Table9.B2" office:value-type="string">
            <text:p text:style-name="Table_20_Contents">...</text:p>
          </table:table-cell>
        </table:table-row>
      </table:table>
      <text:h text:style-name="P43" text:outline-level="3">Annexe 7 : Liste des clés administrativ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3-16T10:21:34</meta:creation-date>
    <dc:date>2012-03-23T12:00:33</dc:date>
    <dc:creator>Tangui Morlier</dc:creator>
    <meta:editing-duration>PT10H01M21S</meta:editing-duration>
    <meta:editing-cycles>10</meta:editing-cycles>
    <meta:generator>OpenOffice.org/3.1$Linux OpenOffice.org_project/310m19$Build-9420</meta:generator>
    <meta:document-statistic meta:table-count="10" meta:image-count="0" meta:object-count="0" meta:page-count="12" meta:paragraph-count="290" meta:word-count="4056" meta:character-count="25341"/>
  </office:meta>
</office:document-meta>
</file>